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Helvetica" svg:font-family="Helvetica"/>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style:border-line-width="0.053cm 0.004cm 0.026cm" fo:padding="0.049cm" fo:border="0.8pt double #000000" style:writing-mode="page"/>
    </style:style>
    <style:style style:name="P1" style:family="paragraph" style:parent-style-name="Heading_20_1">
      <style:text-properties fo:font-size="14pt" style:font-size-asian="14pt" style:font-size-complex="14pt"/>
    </style:style>
    <style:style style:name="P2" style:family="paragraph" style:parent-style-name="Heading_20_1">
      <style:paragraph-properties fo:text-align="center" style:justify-single-word="false"/>
      <style:text-properties officeooo:rsid="002224a8" officeooo:paragraph-rsid="0025d0fd"/>
    </style:style>
    <style:style style:name="P3" style:family="paragraph" style:parent-style-name="Heading_20_1">
      <style:paragraph-properties fo:text-align="justify" style:justify-single-word="false"/>
      <style:text-properties fo:font-weight="bold" officeooo:paragraph-rsid="002224a8" style:font-weight-asian="bold" style:font-weight-complex="bold"/>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officeooo:paragraph-rsid="00191a1a"/>
    </style:style>
    <style:style style:name="P6" style:family="paragraph" style:parent-style-name="Standard">
      <style:paragraph-properties fo:text-align="justify" style:justify-single-word="false"/>
      <style:text-properties officeooo:paragraph-rsid="001a91e4"/>
    </style:style>
    <style:style style:name="P7" style:family="paragraph" style:parent-style-name="Standard">
      <style:paragraph-properties fo:text-align="justify" style:justify-single-word="false"/>
      <style:text-properties officeooo:paragraph-rsid="001f92a2"/>
    </style:style>
    <style:style style:name="P8" style:family="paragraph" style:parent-style-name="Standard">
      <style:paragraph-properties fo:text-align="justify" style:justify-single-word="false"/>
      <style:text-properties officeooo:rsid="002224a8" officeooo:paragraph-rsid="002224a8"/>
    </style:style>
    <style:style style:name="P9" style:family="paragraph" style:parent-style-name="Standard">
      <style:paragraph-properties fo:text-align="justify" style:justify-single-word="false"/>
      <style:text-properties officeooo:rsid="0025d0fd" officeooo:paragraph-rsid="00191a1a"/>
    </style:style>
    <style:style style:name="P10" style:family="paragraph" style:parent-style-name="Standard">
      <style:paragraph-properties fo:text-align="justify" style:justify-single-word="false"/>
      <style:text-properties fo:font-weight="bold" officeooo:paragraph-rsid="0025d0fd" style:font-weight-asian="bold" style:font-weight-complex="bold"/>
    </style:style>
    <style:style style:name="P11" style:family="paragraph" style:parent-style-name="Standard">
      <style:paragraph-properties fo:text-align="center" style:justify-single-word="false"/>
      <style:text-properties fo:font-weight="bold" officeooo:paragraph-rsid="0025d0fd" style:font-weight-asian="bold" style:font-weight-complex="bold"/>
    </style:style>
    <style:style style:name="P12" style:family="paragraph" style:parent-style-name="Standard">
      <style:paragraph-properties fo:text-align="center" style:justify-single-word="false"/>
      <style:text-properties officeooo:paragraph-rsid="0025d0fd"/>
    </style:style>
    <style:style style:name="P13" style:family="paragraph" style:parent-style-name="Standard">
      <style:paragraph-properties fo:margin-left="1.251cm" fo:margin-right="0cm" fo:text-align="justify" style:justify-single-word="false" fo:text-indent="0cm" style:auto-text-indent="false"/>
      <style:text-properties fo:font-style="italic" officeooo:paragraph-rsid="00191a1a" style:font-style-asian="italic" style:font-style-complex="italic"/>
    </style:style>
    <style:style style:name="P14" style:family="paragraph" style:parent-style-name="Standard">
      <style:paragraph-properties fo:margin-left="0cm" fo:margin-right="0cm" fo:text-align="justify" style:justify-single-word="false" fo:text-indent="0cm" style:auto-text-indent="false"/>
      <style:text-properties officeooo:paragraph-rsid="00191a1a"/>
    </style:style>
    <style:style style:name="P15" style:family="paragraph" style:parent-style-name="Title">
      <style:text-properties fo:font-size="18pt" style:font-size-asian="18pt" style:font-size-complex="18pt"/>
    </style:style>
    <style:style style:name="T1" style:family="text">
      <style:text-properties officeooo:rsid="00191a1a"/>
    </style:style>
    <style:style style:name="T2" style:family="text">
      <style:text-properties fo:font-style="italic" style:font-style-asian="italic" style:font-style-complex="italic"/>
    </style:style>
    <style:style style:name="T3" style:family="text">
      <style:text-properties fo:font-style="normal" officeooo:rsid="00191a1a" style:font-style-asian="normal" style:font-style-complex="normal"/>
    </style:style>
    <style:style style:name="T4" style:family="text">
      <style:text-properties fo:font-style="normal" officeooo:rsid="00210217" style:font-style-asian="normal" style:font-style-complex="normal"/>
    </style:style>
    <style:style style:name="T5" style:family="text">
      <style:text-properties officeooo:rsid="001a91e4"/>
    </style:style>
    <style:style style:name="T6" style:family="text">
      <style:text-properties officeooo:rsid="001c3958"/>
    </style:style>
    <style:style style:name="T7" style:family="text">
      <style:text-properties officeooo:rsid="001da98b"/>
    </style:style>
    <style:style style:name="T8" style:family="text">
      <style:text-properties officeooo:rsid="001f92a2"/>
    </style:style>
    <style:style style:name="T9" style:family="text">
      <style:text-properties officeooo:rsid="001ffc3b"/>
    </style:style>
    <style:style style:name="T10" style:family="text">
      <style:text-properties officeooo:rsid="00210217"/>
    </style:style>
    <style:style style:name="T11" style:family="text">
      <style:text-properties officeooo:rsid="002224a8"/>
    </style:style>
    <style:style style:name="T12" style:family="text">
      <style:text-properties style:font-name="Liberation Sans" fo:font-size="14pt" fo:font-weight="bold" style:font-name-asian="Noto Sans CJK SC" style:font-size-asian="14pt" style:font-weight-asian="bold" style:font-name-complex="Lohit Devanagari" style:font-size-complex="14pt" style:font-weight-complex="bold"/>
    </style:style>
    <style:style style:name="T13" style:family="text">
      <style:text-properties officeooo:rsid="0025d0f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Atelier TD<text:line-break/><text:span text:style-name="T7">C</text:span>onstruire une persona de lecteur pour l’édition</text:p>
      <text:p text:style-name="P5"/>
      <text:p text:style-name="P5"/>
      <text:h text:style-name="P1" text:outline-level="1">Contexte</text:h>
      <text:p text:style-name="P5"/>
      <text:p text:style-name="P14"><text:span text:style-name="T2">Crime et Châtiment </text:span><text:span text:style-name="T3">est </text:span><text:span text:style-name="T4">probablement l’</text:span><text:span text:style-name="T3">œuvre l</text:span><text:span text:style-name="T4">a</text:span><text:span text:style-name="T3"> plus célèbre de l’écrivain russe Fiodor Dostoïevski (1821-1881). </text:span><text:span text:style-name="T1">Voici la présentation du roman que l’on trouve dans </text:span><text:span text:style-name="T10">les pages de </text:span><text:span text:style-name="T1">l’encyclopédie Wikipédia :</text:span></text:p>
      <text:p text:style-name="P13"/>
      <text:p text:style-name="P13">Crime et Châtiment (en russe : Преступление и наказание) est un roman de l’écrivain russe Fiodor Dostoïevski publié en feuilleton en 1866 et en édition séparée en 1867. Archétype du roman psychologique, il est considéré comme l'une des plus grandes œuvres littéraires de l'Histoire.</text:p>
      <text:p text:style-name="P13"/>
      <text:p text:style-name="P13">Le roman dépeint l'assassinat d’une vieille prêteuse sur gage et de sa sœur par Rodion Raskolnikov, ancien étudiant de Saint-Pétersbourg tombé dans la pauvreté, et ses conséquences émotionnelles, mentales et physiques sur le meurtrier.</text:p>
      <text:p text:style-name="P5"/>
      <text:p text:style-name="P6"><text:span text:style-name="T1">L’ouvrage a connu plusieurs éditions dont l’une, en 1950, </text:span><text:span text:style-name="T5">au sein de la prestigieuse bibliothèque de la Pléiade chez Gallimard – </text:span><text:span text:style-name="T6">une collection</text:span><text:span text:style-name="T5"> qui consacre les plus grands écrivains </text:span><text:span text:style-name="T6">de la littérature mondiale</text:span><text:span text:style-name="T5">.</text:span></text:p>
      <text:p text:style-name="P5"/>
      <text:p text:style-name="P5">En 2016, les éditions Actes Sud ont proposé une réédition <text:span text:style-name="T6">du chef d’œuvre</text:span>, dans la collection « Actes noirs », <text:span text:style-name="T10">avec une </text:span>tradu<text:span text:style-name="T10">c</text:span>t<text:span text:style-name="T10">ion</text:span> <text:span text:style-name="T10">d’</text:span>André Markowicz. <text:s/></text:p>
      <text:p text:style-name="P9"/>
      <text:h text:style-name="P1" text:outline-level="1">Consigne</text:h>
      <text:p text:style-name="P5"/>
      <text:p text:style-name="P5"><text:span text:style-name="T1">Vous réaliserez </text:span><text:span text:style-name="T6">deux persona</text:span><text:span text:style-name="T9">s</text:span><text:span text:style-name="T6"> de lecteurs, de manière à décrire le public visé par chacune de ces éditions. </text:span></text:p>
      <text:p text:style-name="P5"/>
      <text:h text:style-name="P1" text:outline-level="1">Méthodologie</text:h>
      <text:p text:style-name="P5"/>
      <text:p text:style-name="P5"><text:span text:style-name="T9">1. </text:span><text:span text:style-name="T1">Pour vous aider à réaliser l’exercice, réfléchissez </text:span><text:span text:style-name="T6">d’abord </text:span><text:span text:style-name="T1">en groupe </text:span><text:span text:style-name="T9">aux valeurs incarnées par ces deux éditions différentes. Vous pouvez par exemple vous appuyer sur les questions suivantes :</text:span></text:p>
      <text:p text:style-name="P5"/>
      <text:p text:style-name="P7">— que <text:span text:style-name="T1">vous évoque l’ouvrage</text:span> <text:span text:style-name="T2">Crime et châtiment </text:span>? Quelle place occupe ce roman dans la littérature ?</text:p>
      <text:p text:style-name="P7">— que représente la collection « Actes noirs » selon vous ? Dans quel(s) genre(s) littéraire(s) la collection s’est-elle spécialisée ? Quels ouvrages sont habituellement publiés chez « Actes noirs » ? Comment l’identité graphique de la collection rend-elle compte d’un univers et d’un genre littéraires particulier ?</text:p>
      <text:p text:style-name="P7">— <text:span text:style-name="T8">que représente « La Pléïade » selon vous ?</text:span> <text:span text:style-name="T10">Combien coûte </text:span><text:span text:style-name="T8">un ouvrage </text:span><text:span text:style-name="T10">publié </text:span><text:span text:style-name="T8">dans cette collection ? </text:span><text:span text:style-name="T10">Quelle est la qualité de l’édition (appareil critique, papier, typographie, etc.)?</text:span></text:p>
      <text:p text:style-name="P4"/>
      <text:p text:style-name="P4"/>
      <text:p text:style-name="P7"><text:soft-page-break/></text:p>
      <text:p text:style-name="P8">2. Construisez ensuite les persona en reprenant minimalement les éléments suivants :</text:p>
      <text:p text:style-name="P8"><text:tab/>a. <text:span text:style-name="T13">I</text:span>dentité (nom, âge, métier, bio rapide)</text:p>
      <text:p text:style-name="P8"><text:tab/>b. Comportements (habitudes de lecture, besoins, attentes, etc.)</text:p>
      <text:p text:style-name="P8"><text:tab/>c. Contexte (quel usage de l’ouvrage sera réalisé par le lecteur)</text:p>
      <text:p text:style-name="P8"/>
      <text:p text:style-name="P8">Vous pouvez vous appuyer sur le gabarit de persona fourni dans ce dossier.</text:p>
      <text:p text:style-name="P8"/>
      <text:p text:style-name="P8"/>
      <table:table table:name="Tableau1" table:style-name="Tableau1">
        <table:table-column table:style-name="Tableau1.A"/>
        <table:table-row table:style-name="TableLine94229138290784">
          <table:table-cell table:style-name="Tableau1.A1" office:value-type="string">
            <text:h text:style-name="P2" text:outline-level="1"><text:span text:style-name="T12">Question de synthèse</text:span></text:h>
            <text:p text:style-name="P12"/>
            <text:p text:style-name="P11"><text:span text:style-name="T11">Selon vous, </text:span>en quoi la republication de Crime et châtiment au sein de la collection « Actes noirs » vient-elle potentiellement en transformer la réception <text:span text:style-name="T11">classique</text:span> ?</text:p>
            <text:p text:style-name="P10"/>
            <text:p text:style-name="P10"/>
          </table:table-cell>
        </table:table-row>
      </table:table>
      <text:p text:style-name="P8"><text:span text:style-name="T12"/></text:p>
      <text:h text:style-name="P3" text:outline-level="1"><text:span text:style-name="T12"/></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Helvetica" svg:font-family="Helvetica"/>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22T13:53:23.121002355</meta:creation-date>
    <dc:date>2022-01-24T11:37:34.157903658</dc:date>
    <meta:editing-duration>PT31M7S</meta:editing-duration>
    <meta:editing-cycles>7</meta:editing-cycles>
    <meta:generator>LibreOffice/6.4.7.2$Linux_X86_64 LibreOffice_project/40$Build-2</meta:generator>
    <meta:document-statistic meta:table-count="1" meta:image-count="0" meta:object-count="0" meta:page-count="2" meta:paragraph-count="21" meta:word-count="399" meta:character-count="2588" meta:non-whitespace-character-count="2200"/>
  </office:meta>
</office:document-meta>
</file>